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8f490" officeooo:paragraph-rsid="0018f490"/>
    </style:style>
    <style:style style:name="P2" style:family="paragraph" style:parent-style-name="Standard">
      <style:text-properties fo:font-size="10pt" officeooo:rsid="0018f490" officeooo:paragraph-rsid="0018f490" style:font-size-asian="10pt" style:font-size-complex="10pt"/>
    </style:style>
    <style:style style:name="P3" style:family="paragraph" style:parent-style-name="Standard">
      <style:text-properties fo:font-size="10pt" fo:font-weight="bold" officeooo:rsid="0018f490" officeooo:paragraph-rsid="0018f490" style:font-size-asian="10pt" style:font-weight-asian="bold" style:font-size-complex="10pt" style:font-weight-complex="bold"/>
    </style:style>
    <style:style style:name="P4" style:family="paragraph" style:parent-style-name="Standard">
      <style:text-properties fo:font-weight="bold" officeooo:rsid="0018f490" officeooo:paragraph-rsid="0018f490" style:font-weight-asian="bold" style:font-weight-complex="bold"/>
    </style:style>
    <style:style style:name="P5" style:family="paragraph" style:parent-style-name="Standard">
      <style:text-properties fo:font-size="12pt" fo:font-weight="bold" officeooo:rsid="0018f490" officeooo:paragraph-rsid="0018f490" style:font-size-asian="12pt" style:font-weight-asian="bold" style:font-size-complex="12pt" style:font-weight-complex="bold"/>
    </style:style>
    <style:style style:name="P6"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Jak mít užitek z tohoto předmětu</text:p>
      <text:p text:style-name="P4">#### (Teorie humanitních věd 2, 13. 2. 2023)</text:p>
      <text:p text:style-name="P4">### Organizace</text:p>
      <text:p text:style-name="P2">- Informace k předmětu: [bdodova.github.io](https://bdodova.github.io/predmety/thv2_22_23/)</text:p>
      <text:p text:style-name="P2">- Kontakt: borjana.dodova@gmail.com</text:p>
      <text:p text:style-name="P2">- Konzultace po domluvě, pondělky</text:p>
      <text:p text:style-name="P2"/>
      <text:p text:style-name="P1">představit se</text:p>
      <text:p text:style-name="P1">- zájmy</text:p>
      <text:p text:style-name="P1"/>
      <text:p text:style-name="P1">komunikace o předmětu</text:p>
      <text:p text:style-name="P1">- kde budou informace k předmětu</text:p>
      <text:p text:style-name="P1">- pokud se něco stane</text:p>
      <text:p text:style-name="P1"/>
      <text:p text:style-name="P1">představení studentů</text:p>
      <text:p text:style-name="P1">- odkud jsou, čemu se věnují, co je zajímá</text:p>
      <text:p text:style-name="P1"/>
      <text:p text:style-name="P4">### K názvu předmětu</text:p>
      <text:p text:style-name="P2">- Teorie humanitních věd 2</text:p>
      <text:p text:style-name="P2">- Sedm svobodných umění</text:p>
      <text:p text:style-name="P2">- přírodní vědy, sociální vědy, umění a humanitní vědy</text:p>
      <text:p text:style-name="P2">- humanitní vědy</text:p>
      <text:p text:style-name="P2"><text:s text:c="2"/>- Geisteswissenschaft (něm.)</text:p>
      <text:p text:style-name="P2"><text:s text:c="2"/>- humanities (angl.)</text:p>
      <text:p text:style-name="P2"/>
      <text:p text:style-name="P1">kritika názvu</text:p>
      <text:p text:style-name="P1">- teorie: každý se osype</text:p>
      <text:p text:style-name="P1">- humanitních vědy:</text:p>
      <text:p text:style-name="P1"><text:s text:c="3"/>- pojem věd se formoval dlouho, od antiky, přes středověk až po současnost</text:p>
      <text:p text:style-name="P1"><text:s text:c="3"/>- dnešní stav <text:s/>liberal arts (Sedm svobodných umění, Septem artes liberales)</text:p>
      <text:p text:style-name="P1"><text:s text:c="6"/>- termín poprvé nejspíš použil Cicero (autorství není jasné)</text:p>
      <text:p text:style-name="P1"><text:s text:c="6"/>- historicky (starověk a středověk)</text:p>
      <text:p text:style-name="P1"><text:s text:c="8"/>- trivium (rétorika, gramatika, logika (dialektika))</text:p>
      <text:p text:style-name="P1"><text:s text:c="8"/>- quadrivium(hudba, aritmetika, geometrie, astronomie)</text:p>
      <text:p text:style-name="P1"><text:s text:c="8"/>- kontext starověkého Řecka a Říma: znalosti a schopnost, které si má osvojit svobodný občan (odsud liberales)</text:p>
      <text:p text:style-name="P1"><text:s text:c="6"/>- moderní chápání: přírodní vědy, sociální vědy, umění a humanitní vědy</text:p>
      <text:p text:style-name="P1"><text:s text:c="3"/>- Humanitní vědy odvozeno z německé tradice duchovní vědy (z něm. Geisteswissenschaft)</text:p>
      <text:p text:style-name="P1"><text:s text:c="5"/>- zrod v 19. století, v opozici k přírodním vědám</text:p>
      <text:p text:style-name="P1"><text:s text:c="5"/>- spojený s teoretiky německé školy, o kterých bude řeč v kontextu hermeneutiky (Wilhelm Diltheye) </text:p>
      <text:p text:style-name="P1"><text:s text:c="3"/>- anglofonní kontext: humanities</text:p>
      <text:p text:style-name="P1">- 2: všechno bylo v jedničce</text:p>
      <text:p text:style-name="P1"/>
      <text:p text:style-name="P4">### Herrada Landsbergensis: Hortus deliciarum (1185)</text:p>
      <text:p text:style-name="P1">- encyklopedie sestavená abatyší Herradou Landsbergensis; působila v alsaském klášteře</text:p>
      <text:p text:style-name="P1">- dokončena roku 1185</text:p>
      <text:p text:style-name="P1">- kompendium znalostí ze všech věd, která se tehdy studovaly</text:p>
      <text:p text:style-name="P1"><text:soft-page-break/>- "I, the divine Philosophy, govern all things wisely; I lay out seven arts which are subordinate to me."</text:p>
      <text:p text:style-name="P1">&lt;/section&gt;</text:p>
      <text:p text:style-name="P1"/>
      <text:p text:style-name="P2">### Vědecká metoda</text:p>
      <text:p text:style-name="P2">- vysvětlení (explanace)</text:p>
      <text:p text:style-name="P2">- rozumění, výklad (interpretace)</text:p>
      <text:p text:style-name="P2"/>
      <text:p text:style-name="P1">- Věda není jen soubor empirických faktů. Věda umožnuje tato fakta pochopit, dát jim smysl. Zodpovídá naše otázky.</text:p>
      <text:p text:style-name="P1">- Různé metodologické rámce, zhruba je lze rozdělit do dvou částí:</text:p>
      <text:p text:style-name="P1"><text:s text:c="2"/>- jedna odpovídá práci s textem (trivium)</text:p>
      <text:p text:style-name="P1"><text:s text:c="2"/>- druhá z práce s čísly (kvadrivium)</text:p>
      <text:p text:style-name="P1"/>
      <text:p text:style-name="P4">### Vysvětlení: Syntaktická filozofie vědy</text:p>
      <text:p text:style-name="P2">- logický empiricismus</text:p>
      <text:p text:style-name="P2">- deduktivně-nomologický model</text:p>
      <text:p text:style-name="P2">- Carl G. Hempel, Paul Oppenheim (1948)</text:p>
      <text:p text:style-name="P2">- možnost predikce</text:p>
      <text:p text:style-name="P2"/>
      <text:p text:style-name="P1">syntaktická filosofie vědy</text:p>
      <text:p text:style-name="P1">- věda je deduktivně organizovaný systém, ve kterém z vybraných tvrzení (axiomů)</text:p>
      <text:p text:style-name="P1">vyplývají další tvrzení (teorémy), které je možné vztáhnout k empirické evidenci.</text:p>
      <text:p text:style-name="P1">- inspirace axiomatizací matematiky z přelomu 19./20. století</text:p>
      <text:p text:style-name="P1">- Pochopení faktů je zprostředkováno skrz vědecké vysvětlení.</text:p>
      <text:p text:style-name="P1">- Vědecká metoda je ve všech oborech stejná.</text:p>
      <text:p text:style-name="P1">- Pokud pochopíme, jak funguje vysvětlení ve fyzice, víme také, jak bude fungovat v historii.</text:p>
      <text:p text:style-name="P1"/>
      <text:p text:style-name="P1">- Často je spojována s realismem, který teoretické entity chápe jako skutečné,</text:p>
      <text:p text:style-name="P1">byť ne pozorovatelné entity.</text:p>
      <text:p text:style-name="P1"/>
      <text:p text:style-name="P1">deduktivně nomologický model vysvětlení</text:p>
      <text:p text:style-name="P1">- Vědecké vysvětlení musí být platným deduktivním argumentem.</text:p>
      <text:p text:style-name="P1">- Explanans musí obsahovat alespoň jeden obecný zákon, který se zapojí do schématu logického vyvozování.</text:p>
      <text:p text:style-name="P1"/>
      <text:p text:style-name="P1">- Explanans musí být empiricky testovatelné</text:p>
      <text:p text:style-name="P1"><text:s text:c="2"/>- možnost potvrdit nebo vyvrátit tvrzení z explanas</text:p>
      <text:p text:style-name="P1"><text:s text:c="2"/>- dle Poppera a Hempla odděluje vědu, která navrhuje hypotézy, od nevědeckých tvrzení</text:p>
      <text:p text:style-name="P1">- Věty v explanans musí být pravdivé (to je nutné z povahy toho, co obnáší logická dedukce).</text:p>
      <text:p text:style-name="P1"/>
      <text:p text:style-name="P4">### Vysvětlení: Testování hypotéz</text:p>
      <text:p text:style-name="P2">- hypoteticko-deduktivní metoda</text:p>
      <text:p text:style-name="P2">- Karl Popper</text:p>
      <text:p text:style-name="P2">![hypoteticko-deduktivní metoda](./img/1/hypoteticko_deduktivní_metoda.png)</text:p>
      <text:p text:style-name="P1"/>
      <text:p text:style-name="P1">Popper (hypoteticko-deduktivní metoda):</text:p>
      <text:p text:style-name="P1">- proti indukci, která byla používána v empirických vědách (Francis Bacon)</text:p>
      <text:p text:style-name="P1"><text:s text:c="2"/>- indukce nebo generalizace představuje způsob usuzování od konkrétních případů k obecnému závěru</text:p>
      <text:p text:style-name="P1"><text:soft-page-break/><text:s text:c="2"/>- V matematice se při dokazování obecných tvrzení pro nekonečnou množinu případů (např. věty o nekonečných řadách) rozlišuje mezi indukcí úplnou a neúplnou.</text:p>
      <text:p text:style-name="P1"><text:s text:c="2"/>- Naproti tomu neúplná indukce dokáže platnost věty pro omezený počet případů a z toho (neprávem) vyvozuje, že platí pro všechny.</text:p>
      <text:p text:style-name="P1">- Dedukce znamená usuzování od obecného k jednotlivým případům, ale s podmínkou dodržování už stanovených logických pravidel.</text:p>
      <text:p text:style-name="P1">- Popper sám tvrdil, že věda je deduktivním procesem formulování hypotéz a jejich testováním, nikoliv procesem induktivním.</text:p>
      <text:p text:style-name="P1"/>
      <text:p text:style-name="P1">- falzifikace vědeckých hypotéz</text:p>
      <text:p text:style-name="P1">- Objev Neptunu (kontext newtonovské nebeské mechaniky): By 1846, the planet Uranus had completed nearly one full orbit since its discovery by William Herschel in 1781,</text:p>
      <text:p text:style-name="P1"><text:s text:c="3"/>and astronomers had detected a series of irregularities in its path that could not be entirely explained by Newton's law of universal gravitation.</text:p>
      <text:p text:style-name="P1"><text:s text:c="3"/>These irregularities could, however, be resolved if the gravity of a farther, unknown planet were disturbing its path around the Sun.</text:p>
      <text:p text:style-name="P1"><text:s text:c="3"/>In 1845, astronomers Urbain Le Verrier in Paris and John Couch Adams in Cambridge separately began calculations to determine the nature and position of such a planet.</text:p>
      <text:p text:style-name="P1">- Protipříklad: Newtonovská fyzika 19. století soudila, že má na všechno odpověď,</text:p>
      <text:p text:style-name="P1"><text:s text:c="2"/>až na stáčení perihelia Merkuru. Tento experiment vyvrátil newtonovskou fyziku a byl jedním z experimentů, které vedly k přijetí obecké teorie relativity.</text:p>
      <text:p text:style-name="P1"/>
      <text:p text:style-name="P5">### Revize emprirismu</text:p>
      <text:p text:style-name="P2">- W. V. Quine: Dvě dogmata empirismu (1951)</text:p>
      <text:p text:style-name="P2"><text:s text:c="2"/>- nedourčenost teorie empirickou bází</text:p>
      <text:p text:style-name="P2"><text:s text:c="2"/>- nerozlišitelnost analytických a syntetických výroků</text:p>
      <text:p text:style-name="P2">- sémantická/pragmatická filozofie vědy</text:p>
      <text:p text:style-name="P2">![schéma](img/1/pragmaticka_filosofie_vedy.png)</text:p>
      <text:p text:style-name="P1"/>
      <text:p text:style-name="P1">W. V. Quine: Dvě dogmata empirismu (1951)</text:p>
      <text:p text:style-name="P1"/>
      <text:p text:style-name="P1">- nedourčenost teorie empirickou bází</text:p>
      <text:p text:style-name="P1"><text:s text:c="2"/>daná empirická báze může být kompatibilní s širokou škálou teorií</text:p>
      <text:p text:style-name="P1"><text:s text:c="2"/>nestačí testovat jednotlivé hypotézy</text:p>
      <text:p text:style-name="P1"><text:s text:c="2"/>je nutné testovat celou vědeckou teorii</text:p>
      <text:p text:style-name="P1"><text:s text:c="2"/>teorie jsou odmítány a přijímány jako celek</text:p>
      <text:p text:style-name="P1"/>
      <text:p text:style-name="P1">- Zpochybňuje odlišení analytických a syntetických výroků</text:p>
      <text:p text:style-name="P1"><text:s text:c="2"/>Analytické věty: nutné pravdy matematicky a logiky, které vznikají na základě významu</text:p>
      <text:p text:style-name="P1"><text:s text:c="2"/>Syntentické věty: tvrzení přírodních věd, pravdy na základě faktů</text:p>
      <text:p text:style-name="P1"><text:s text:c="2"/>Quine tvrdí, že toto odlišení není možné.</text:p>
      <text:p text:style-name="P1"><text:s text:c="2"/>Významy teoretických termínů neexistují jako samostatné entity, ale jsou určeny rolí v celku teorie.</text:p>
      <text:p text:style-name="P1"><text:s text:c="2"/>Všechny poznatky jsou aposteriorní a kontingentní.</text:p>
      <text:p text:style-name="P1"/>
      <text:p text:style-name="P1"><text:s text:c="2"/>Quine: Vědecké teorie volíme racionálně na základě schopnosti</text:p>
      <text:p text:style-name="P1"><text:s text:c="4"/>- systematizovat empirii</text:p>
      <text:p text:style-name="P1"><text:s text:c="4"/>- predikovat pozorování a výsledky experimentů.</text:p>
      <text:p text:style-name="P1"><text:soft-page-break/>- sémantická/pragmatická filosofie vědy</text:p>
      <text:p text:style-name="P1"/>
      <text:p text:style-name="P4">### Hermeneutika</text:p>
      <text:p text:style-name="P2">- nauka o porozumění, výkladu (intepretaci)</text:p>
      <text:p text:style-name="P2">- význam je holistický</text:p>
      <text:p text:style-name="P2">- hermeneutický kruh (Wilhelm Diltheye, Hans-Georg Gadamer)</text:p>
      <text:p text:style-name="P2"/>
      <text:p text:style-name="P2">![spirala](img/1/hermeneuticka_spirala.png)</text:p>
      <text:p text:style-name="P1"/>
      <text:p text:style-name="P1">Když se vrátíme k D_N modelu, co by byla dle Hemplela vědecké vysvětlení v kontextu historie?</text:p>
      <text:p text:style-name="P1">Hempel tvrdí, že vědecká mětoda by měla být stejná jako ve fyzice.</text:p>
      <text:p text:style-name="P1">Na základě počátečních podmínek a obecných zákonů hledáme vysvětlení, proč došlo k nějaké události.</text:p>
      <text:p text:style-name="P1"/>
      <text:p text:style-name="P1">Příklad: Volební právo žen</text:p>
      <text:p text:style-name="P1">Řekněme, že chceme vysvětlit, proč získaly ženy v Československu volební právo v roce 1920.</text:p>
      <text:p text:style-name="P1">- Obecný zákon: ničivá události typu válka způsobují společenské změny.</text:p>
      <text:p text:style-name="P1">- Podmínky: 1. sv. válka byla ničivá.</text:p>
      <text:p text:style-name="P1">- Proto: ženy získaly volební právo v Československu.</text:p>
      <text:p text:style-name="P1"/>
      <text:p text:style-name="P1">Je zákon pravdivý? Není</text:p>
      <text:p text:style-name="P1">- pro Bulharsko (vdané ženy v roce 1937, všechny ženy v roce 1945)</text:p>
      <text:p text:style-name="P1">- Francii (1944, první volby 1945) to neplatí.</text:p>
      <text:p text:style-name="P1"/>
      <text:p text:style-name="P1">Proto je třeba si položit otázku: Existují zákony v historii?</text:p>
      <text:p text:style-name="P1"/>
      <text:p text:style-name="P1">Skutečnost je ještě horší: neexistuje jediná historická kniha, ve které by historik tvrdil,</text:p>
      <text:p text:style-name="P1">že objevil obecný zákon, který univerzálně platí.</text:p>
      <text:p text:style-name="P1"/>
      <text:p text:style-name="P1">Důležitý rozdíl:</text:p>
      <text:p text:style-name="P1">- Opakující se události jsou základem pro zkoumání přírodních věd. Jednotlivé události nejsou důležité.</text:p>
      <text:p text:style-name="P1">- V historii se události neopakují. Každá událost je zajímavá sama o sobě.</text:p>
      <text:p text:style-name="P1"><text:s text:c="2"/>- V DH se objevují i jiné přístupy, budeme o nich mluvit později.</text:p>
      <text:p text:style-name="P1"><text:s text:c="2"/>- Largely structures might be interesting too, but not so common.</text:p>
      <text:p text:style-name="P1"/>
      <text:p text:style-name="P1">Jiná metoda: Hermeneutika</text:p>
      <text:p text:style-name="P1">Vracíme se na začátek, k triviu, které bylo směřované na práci s textem</text:p>
      <text:p text:style-name="P1">hermeneutika = umění interpretace</text:p>
      <text:p text:style-name="P1">- Hermeneutika je tedy definována jako určitý systém či interpretační metoda, nebo jako</text:p>
      <text:p text:style-name="P1">specifická teorie interpretace.</text:p>
      <text:p text:style-name="P1">- Etymologicky spojené s postavou boha Herma, vynálezce písma a řeči, jenž lidem</text:p>
      <text:p text:style-name="P1">tlumočil (interpretoval) poselství bohů.</text:p>
      <text:p text:style-name="P1"/>
      <text:p text:style-name="P1">hermeneutický kruh</text:p>
      <text:p text:style-name="P1">význam je holistický: celek je víc než součet částí</text:p>
      <text:p text:style-name="P1">- význam věta není součtem významů jednotlivých slov, protože slova mají význam jen v rámci kontextu.</text:p>
      <text:p text:style-name="P1"><text:soft-page-break/>- věta nemá význam mimo kontext.</text:p>
      <text:p text:style-name="P1"/>
      <text:p text:style-name="P1">kontext jednoho slova v jednom textu je nekonečný:</text:p>
      <text:p text:style-name="P1">slovo -&gt; věta -&gt; odstavec -&gt; kniha -&gt; autor -&gt; doba</text:p>
      <text:p text:style-name="P1"/>
      <text:p text:style-name="P1">proces interpretace, během něhož se pohybujeme mezi malým a velkým kontextem</text:p>
      <text:p text:style-name="P1">- preliminary interpretation of a sentence -&gt; next sentence -&gt; can change the meaning of the previous one</text:p>
      <text:p text:style-name="P1"/>
      <text:p text:style-name="P1">- Hlavním rámcem hermeneutické činnosti se stal takzvaný hermeneutický kruh, jenž</text:p>
      <text:p text:style-name="P1">popisuje proces chápání textu: částem mohu rozumět pouze z celku, avšak celek je mi</text:p>
      <text:p text:style-name="P1">přístupný jen skrze části. Ani celek ani jednotlivé části nemohou být tedy pochopeny</text:p>
      <text:p text:style-name="P1">zvlášť. Tento cyklický charakter interpretace nečiní interpretaci textu nemožnou, spíše</text:p>
      <text:p text:style-name="P1">zdůrazňuje, že význam textu musí být hledán v celém kulturním, historickém a literárním</text:p>
      <text:p text:style-name="P1">kontextu.</text:p>
      <text:p text:style-name="P1"/>
      <text:p text:style-name="P1">rozumění a výkladu obtížně srozumitelných textů a kulturních projevů vůbec hraje dnes velkou úlohu</text:p>
      <text:p text:style-name="P1">např. v historii, v kvalitativní sociologii, v etnografii a antropologii</text:p>
      <text:p text:style-name="P1"/>
      <text:p text:style-name="P4">### Vědecké války</text:p>
      <text:p text:style-name="P2">- C. P. Snow: The Two Cultures and the Scientific Revolution (1959)</text:p>
      <text:p text:style-name="P2">- Alan Sokal: A Physicist Experiments With Cultural Studies (1996)</text:p>
      <text:p text:style-name="P2"/>
      <text:p text:style-name="P1">sokalova aféra</text:p>
      <text:p text:style-name="P1"/>
      <text:p text:style-name="P1">Nebudeme vést vědecké války</text:p>
      <text:p text:style-name="P1"/>
      <text:p text:style-name="P1">Je potřeba rozumět metolodolgii.</text:p>
      <text:p text:style-name="P1">O to víc, že Digital humanities je nejistý obor.</text:p>
      <text:p text:style-name="P1"/>
      <text:p text:style-name="P3">### Digital Humanities</text:p>
      <text:p text:style-name="P2">- digital humanties vs humanities computing: google n-gramy</text:p>
      <text:p text:style-name="P2">- digital studies</text:p>
      <text:p text:style-name="P2">- open access</text:p>
      <text:p text:style-name="P2">- výstupy</text:p>
      <text:p text:style-name="P2"><text:s text:c="2"/>- techniky a metodologie</text:p>
      <text:p text:style-name="P2"><text:s text:c="2"/>- nástroje</text:p>
      <text:p text:style-name="P2"><text:s text:c="2"/>- texty</text:p>
      <text:p text:style-name="P2"/>
      <text:p text:style-name="P1">Zeptat se, co si pod tímhle pojmem představují.</text:p>
      <text:p text:style-name="P1"/>
      <text:p text:style-name="P1">Neexistuje jeden předmět zájmu, proto je třeba dobře promýšlet metodologii:</text:p>
      <text:p text:style-name="P1">- Digital Humanities: "It is methodological by nature and interdisciplinary in scope."</text:p>
      <text:p text:style-name="P1"/>
      <text:p text:style-name="P1">digital humanities vs. humanities computing</text:p>
      <text:p text:style-name="P1">- HC je starší termín, s kterým se dnes nezachází</text:p>
      <text:p text:style-name="P1">- srovnání dvou ngramů: z grafu je vidět pozdější nástup a velký vzestup DH</text:p>
      <text:p text:style-name="P1">- první "vedomé" DH projekty jsou asociované se zkoumáním textu</text:p>
      <text:p text:style-name="P1"><text:soft-page-break/>Jeden z tradičních disciplín je lingvistika. Kvantitativní zpracování jazyka má delší tradici. Proto dává smysl, že se DH vydělilo jazykovědných nebo lingvistických oborů. "So what is digital humanities, and what is it doing in English departments? The answer to the latter portion of the question is easier. I can think of some half a dozen reasons why English departments have historically been hospitable settings for this kind of work. First, after numeric input, text has been by far the most tractable data type for computers to manipulate. Unlike images, audio, video, and so on, there is a long tradition of text-based data processing that was within the capabilities of even some of the earliest computer systems and that has for decades fed research in fields like stylistics, linguistics, and author attribution studies, all heavily associated with English departments."</text:p>
      <text:p text:style-name="P1">- ale není nutné si představovat, že DH je jenom o textech: tohle se budeme pokoušet v přednášce ukázat</text:p>
      <text:p text:style-name="P1"/>
      <text:p text:style-name="P1">digital studies</text:p>
      <text:p text:style-name="P1">- s rozšířením výpočetních metod vzniká prostor pro zkoumání digitálních technologií a jejich působení na společnost</text:p>
      <text:p text:style-name="P1">- vzniká prostor pro kritiku</text:p>
      <text:p text:style-name="P1">- lze se také věnovat vlastnostem digitálních nástrojů</text:p>
      <text:p text:style-name="P1"><text:s text:c="2"/>- rasismus, xenofobie, zaujatost neuronových sítí nebo algoritmů</text:p>
      <text:p text:style-name="P1"><text:s text:c="4"/>- trénování neuronových sítí vyžaduje zpracování velkých dat, která jsou nějakým způsobem poskládaná</text:p>
      <text:p text:style-name="P1"><text:s text:c="4"/>- technokratická perspektiva ("Technological solutionism"), podle níž na každý problém existuje technologické řešení, jenom ho zatím nemáme.</text:p>
      <text:p text:style-name="P1"><text:s text:c="8"/>- Evgeny Morozov: technological solutionism: Neatly defined problems with definite, computable solutions or as transparent</text:p>
      <text:p text:style-name="P1"><text:s text:c="10"/>and self-evident processes that can be easily optimized—if only the right algorithms are in place!”</text:p>
      <text:p text:style-name="P1"><text:s text:c="8"/>- luddité</text:p>
      <text:p text:style-name="P1"/>
      <text:p text:style-name="P1">open access</text:p>
      <text:p text:style-name="P1">- akademické téma, které souvisí se spřízněností Digital Humanities a knihovnictví</text:p>
      <text:p text:style-name="P1"/>
      <text:p text:style-name="P1">výstupy</text:p>
      <text:p text:style-name="P1">- stejně jako v jiných oborech</text:p>
      <text:p text:style-name="P1">- techniky a metodologie</text:p>
      <text:p text:style-name="P1">- nástroje (online)</text:p>
      <text:p text:style-name="P1"><text:s text:c="2"/>- problém: zastarávání</text:p>
      <text:p text:style-name="P1">- studie (texty)</text:p>
      <text:p text:style-name="P1">- někdy je těžké porovnávat nástroje s tradičními studiemi</text:p>
      <text:p text:style-name="P1"/>
      <text:p text:style-name="P1">### Psaní dle Turabian</text:p>
      <text:p text:style-name="P2">1. Jakou otázku si text klade?</text:p>
      <text:p text:style-name="P2"><text:s text:c="4"/>* Proč na ní záleží?</text:p>
      <text:p text:style-name="P2">1. Jakou odpověď (hypotézu) obhajuje?</text:p>
      <text:p text:style-name="P2">1. Čím tuto odpověď (hypotézu) dokládá (testuje)?</text:p>
      <text:p text:style-name="P2">1. Jaké závěry činí?</text:p>
      <text:p text:style-name="P2"><text:s text:c="4"/>* Jaká jsou úskalí zvolené metody?</text:p>
      <text:p text:style-name="P2"/>
      <text:p text:style-name="P1">- Jak si klást relevantní otázky</text:p>
      <text:p text:style-name="P1"><text:soft-page-break/></text:p>
      <text:p text:style-name="P4">### The World Question Center (1969)</text:p>
      <text:p text:style-name="P2">- James Lee Byars</text:p>
      <text:p text:style-name="P2">- LACMA projekt Art&amp;amp;Technology, Hudson Institute</text:p>
      <text:p text:style-name="P2">- záznam performance z vysílání belgické televize</text:p>
      <text:p text:style-name="P2"><text:s text:c="2"/>- [John Cage](https://vimeo.com/415343441#t=19m13s)</text:p>
      <text:p text:style-name="P2"><text:s text:c="2"/>- [Stefan Themerson](https://vimeo.com/415343441#t=24m26s)</text:p>
      <text:p text:style-name="P2"/>
      <text:p text:style-name="P1">- Je těžké se věnovat meta rovině a ptát se, jaké otázky dávají smysl.</text:p>
      <text:p text:style-name="P1">- Stejně tak nebude semestr zcela triviální.</text:p>
      <text:p text:style-name="P1">- Budeme se dívat, jaké otázky byly zajímavé pro vybrané autory.</text:p>
      <text:p text:style-name="P1"/>
      <text:p text:style-name="P4">### Podmínky absolvování předmětu</text:p>
      <text:p text:style-name="P1">- Účast na přednáškách</text:p>
      <text:p text:style-name="P1">- Čtení seminárních textů</text:p>
      <text:p text:style-name="P1"><text:s text:c="2"/>- aktuální zadání na: [bdodova.github.io](https://bdodova.github.io/thv2_2021_22/)</text:p>
      <text:p text:style-name="P1">- Prezentace seminárního textu</text:p>
      <text:p text:style-name="P1"><text:s text:c="2"/>- minimálně 1x za semestr, 10 minut</text:p>
      <text:p text:style-name="P1">- Obhajoba závěrečné eseje</text:p>
      <text:p text:style-name="P1"/>
      <text:p text:style-name="P4">### Závěrečná esej</text:p>
      <text:p text:style-name="P1">- metodologická rozvaha ve formě eseje</text:p>
      <text:p text:style-name="P1">- cizí projekt, nebo vlastní projekt</text:p>
      <text:p text:style-name="P1">- rozsah 3 - 5 normostran</text:p>
      <text:p text:style-name="P1">- téma eseje nutno oznámit nejpozději do 10. 4. 2023 emailem na borjana.dodova@gmail.com</text:p>
      <text:p text:style-name="P1">- zkouška formou rozpravy nad textem</text:p>
      <text:p text:style-name="P1"/>
      <text:p text:style-name="P4">### Jak na esej</text:p>
      <text:p text:style-name="P1">- Pro inspiraci</text:p>
      <text:p text:style-name="P1"><text:s text:c="2"/>- Cameron Blevins: Mining and Mapping the Production of Space. Metodologická esej </text:p>
      <text:p text:style-name="P1">- Kate L. Turabian: A Manual for Writers of Research Papers, Theses, and Dissertations (1937)</text:p>
      <text:p text:style-name="P1"/>
      <text:p text:style-name="P4">### Užitečné DH odkazy</text:p>
      <text:p text:style-name="P1"/>
      <text:p text:style-name="P4">### Základní literatura</text:p>
      <text:p text:style-name="P4"/>
      <text:p text:style-name="P4">### Literatura k tématu</text:p>
      <text:p text:style-name="P1">* Lukáš H. Zámečník: Nástin filozofie vědy (2015)</text:p>
      <text:p text:style-name="P1">* W. V. Quine: Two Dogmas of Empiricism (1951)</text:p>
      <text:p text:style-name="P1">* Petr Pokorný (eds.): Hermeneutika jako teorie porozumění (2006)</text:p>
      <text:p text:style-name="P1">* Hans-Georg Gadamer: Pravda a metoda I, II (česky 2019, 2012)</text:p>
      <text:p text:style-name="P1">* Digital Humanities</text:p>
      <text:p text:style-name="P1"><text:s text:c="2"/>* Matthew Kirschenbaum: [What Is Digital Humanities and What’s It Doing in English Departments?](https://dhdebates.gc.cuny.edu/read/untitled-88c11800-9446-469b-a3be-3fdb36bfbd1e/section/f5640d43-b8eb-4d49-bc4b-eb31a16f3d06) (2016).</text:p>
      <text:p text:style-name="P1"><text:s text:c="2"/>* Alan Liu: [Is Digital Humanities a Field? ‒ An Answer from the Point of View of Language](https://liu.english.ucsb.edu/is-digital-humanities-a-field-an-answer-from-the-point-of-view-of-language/) (2013).</text:p>
      <text:p text:style-name="P1"><text:soft-page-break/><text:s text:c="2"/>* Patrik Svensson: [The Landscape of Digital Humanities](http://digitalhumanities.org/dhq/vol/4/1/000080/000080.html) (2010).</text:p>
      <text:p text:style-name="P1"/>
      <text:p text:style-name="P4">### Přečíst na příště</text:p>
      <text:p text:style-name="P1">* Franco Moretti: Network theory, plot analysis (2011)</text:p>
      <text:p text:style-name="P1">* T. S. Eliot: Hamlet and his problems (1919)</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rjana Dodova</meta:initial-creator>
    <meta:creation-date>2023-02-12T19:40:53.111066960</meta:creation-date>
    <dc:date>2023-02-12T19:50:44.201676158</dc:date>
    <dc:creator>Borjana Dodova</dc:creator>
    <meta:editing-duration>PT9M51S</meta:editing-duration>
    <meta:editing-cycles>2</meta:editing-cycles>
    <meta:generator>LibreOffice/5.1.6.2$Linux_X86_64 LibreOffice_project/10m0$Build-2</meta:generator>
    <meta:printed-by>Borjana Dodova</meta:printed-by>
    <meta:print-date>2023-02-12T19:47:59.655573272</meta:print-date>
    <meta:document-statistic meta:table-count="0" meta:image-count="0" meta:object-count="0" meta:page-count="8" meta:paragraph-count="249" meta:word-count="2094" meta:character-count="14437" meta:non-whitespace-character-count="12393"/>
  </office:meta>
</office:document-meta>
</file>